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19F0000A6400000723E690F923A.svm"/>
  <manifest:file-entry manifest:media-type="" manifest:full-path="Pictures/200000E0000148260000FC403BAD0BAB.svm"/>
  <manifest:file-entry manifest:media-type="" manifest:full-path="Pictures/200002320000ABFE0000846C00F07F9D.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menubar/"/>
  <manifest:file-entry manifest:media-type="" manifest:full-path="Object 1/toolbar/"/>
  <manifest:file-entry manifest:media-type="" manifest:full-path="Object 1/statusbar/"/>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menubar/"/>
  <manifest:file-entry manifest:media-type="" manifest:full-path="Object 3/toolbar/"/>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arial" svg:font-family="arial, verdana, 'Bitstream Vera Sans', helvetica, sans-serif"/>
    <style:font-face style:name="verdana" svg:font-family="verdana, arial, 'Bitstream Vera Sans', helvetica, sans-serif"/>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19.001cm" style:rel-column-width="65535*"/>
    </style:style>
    <style:style style:name="Tableau1.A1" style:family="table-cell">
      <style:table-cell-properties fo:padding="0.097cm" fo:border="0.002cm solid #000000"/>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3pt" style:font-size-asian="13pt" style:font-size-complex="13pt"/>
    </style:style>
    <style:style style:name="P3" style:family="paragraph" style:parent-style-name="Standard">
      <style:paragraph-properties fo:margin-left="0.709cm" fo:margin-right="0.004cm" fo:text-align="start" style:justify-single-word="false" fo:text-indent="0cm" style:auto-text-indent="false"/>
      <style:text-properties style:font-name="DejaVu Serif"/>
    </style:style>
    <style:style style:name="P4" style:family="paragraph" style:parent-style-name="Table_20_Contents">
      <style:paragraph-properties fo:margin-left="0.709cm" fo:margin-right="0.004cm" fo:text-align="start" style:justify-single-word="false" fo:text-indent="0cm" style:auto-text-indent="false"/>
      <style:text-properties fo:color="#c90016" style:font-name="DejaVu Serif"/>
    </style:style>
    <style:style style:name="P5" style:family="paragraph" style:parent-style-name="Table_20_Contents">
      <style:paragraph-properties fo:margin-left="0.709cm" fo:margin-right="0.004cm" fo:text-align="start" style:justify-single-word="false" fo:text-indent="0cm" style:auto-text-indent="false"/>
      <style:text-properties style:font-name="DejaVu Serif"/>
    </style:style>
    <style:style style:name="P6" style:family="paragraph" style:parent-style-name="Standard" style:list-style-name="L1"/>
    <style:style style:name="P7" style:family="paragraph" style:parent-style-name="Standard" style:list-style-name="L1">
      <style:paragraph-properties fo:text-align="start" style:justify-single-word="false"/>
    </style:style>
    <style:style style:name="P8" style:family="paragraph" style:parent-style-name="Standard" style:list-style-name="L1">
      <style:paragraph-properties fo:text-align="start" style:justify-single-word="false"/>
      <style:text-properties fo:font-size="13pt" style:font-size-asian="13pt" style:font-size-complex="13pt"/>
    </style:style>
    <style:style style:name="P9" style:family="paragraph" style:parent-style-name="Standard" style:list-style-name="L1">
      <style:paragraph-properties fo:text-align="start" style:justify-single-word="false"/>
      <style:text-properties fo:font-size="13pt" fo:font-weight="bold" style:font-size-asian="13pt" style:font-weight-asian="bold" style:font-size-complex="13pt" style:font-weight-complex="bold"/>
    </style:style>
    <style:style style:name="P10" style:family="paragraph" style:parent-style-name="Standard" style:list-style-name="L1">
      <style:paragraph-properties fo:text-align="start" style:justify-single-word="false"/>
      <style:text-properties style:font-name="Times New Roman" fo:font-size="13pt" fo:font-style="normal" style:text-underline-style="none"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11" style:family="paragraph" style:parent-style-name="Standard" style:list-style-name="L1">
      <style:paragraph-properties fo:text-align="start"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12" style:family="paragraph" style:parent-style-name="Standard" style:list-style-name="L1">
      <style:text-properties fo:font-size="12pt" style:font-size-asian="12pt" style:font-size-complex="12pt"/>
    </style:style>
    <style:style style:name="P13" style:family="paragraph" style:parent-style-name="Standard" style:list-style-name="L1">
      <style:paragraph-properties fo:text-align="start" style:justify-single-word="false" fo:break-before="page"/>
      <style:text-properties fo:font-size="13pt" fo:font-weight="normal" style:font-size-asian="13pt" style:font-weight-asian="normal" style:font-size-complex="13pt" style:font-weight-complex="normal"/>
    </style:style>
    <style:style style:name="P14" style:family="paragraph" style:parent-style-name="Standard" style:list-style-name="L1">
      <style:paragraph-properties fo:text-align="center" style:justify-single-word="false" fo:break-before="page"/>
      <style:text-properties style:font-name="Times New Roman" fo:font-size="13pt" fo:font-style="normal" style:text-underline-style="none"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15" style:family="paragraph" style:parent-style-name="Standard" style:list-style-name="L1">
      <style:paragraph-properties fo:text-align="start" style:justify-single-word="false" fo:break-before="pag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16" style:family="paragraph" style:parent-style-name="Table_20_Contents">
      <style:paragraph-properties fo:margin-left="0.709cm" fo:margin-right="0.004cm" fo:text-align="start" style:justify-single-word="false" fo:text-indent="0cm" style:auto-text-indent="false"/>
      <style:text-properties fo:color="#000000" style:font-name="DejaVu Serif"/>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fo:font-weight="normal" style:font-size-asian="13pt" style:font-weight-asian="normal" style:font-size-complex="13pt" style:font-weight-complex="normal"/>
    </style:style>
    <style:style style:name="T4" style:family="text">
      <style:text-properties fo:font-weight="normal" style:font-weight-asian="normal" style:font-weight-complex="normal"/>
    </style:style>
    <style:style style:name="T5" style:family="text">
      <style:text-properties style:font-name="DejaVu Sans Mono"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T6" style:family="text">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T7" style:family="text">
      <style:text-properties style:font-name="Times New Roman" fo:font-size="13pt" fo:font-style="normal" style:text-underline-style="none" fo:font-weight="bold" style:font-name-asian="DejaVu Sans Mono" style:font-size-asian="13pt" style:font-style-asian="normal" style:font-weight-asian="bold" style:font-name-complex="DejaVu Sans Mono" style:font-size-complex="13pt" style:font-style-complex="normal" style:font-weight-complex="bold"/>
    </style:style>
    <style:style style:name="T8" style:family="text">
      <style:text-properties style:font-name="Times New Roman" fo:font-size="13pt" fo:font-style="normal" style:text-underline-style="none"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T9" style:family="text">
      <style:text-properties style:font-name="Times New Roman" fo:font-size="13pt" fo:font-style="normal" fo:font-weight="bold" style:font-name-asian="DejaVu Sans Mono" style:font-size-asian="13pt" style:font-style-asian="normal" style:font-weight-asian="bold" style:font-name-complex="DejaVu Sans Mono" style:font-size-complex="13pt" style:font-style-complex="normal" style:font-weight-complex="bold"/>
    </style:style>
    <style:style style:name="T10" style:family="text">
      <style:text-properties style:text-underline-style="none" fo:font-weight="bold" style:font-weight-asian="bold" style:font-weight-complex="bold"/>
    </style:style>
    <style:style style:name="T11" style:family="text">
      <style:text-properties fo:font-size="10.5pt" style:font-size-asian="10.5pt" style:font-size-complex="10.5pt"/>
    </style:style>
    <style:style style:name="T12" style:family="text">
      <style:text-properties fo:color="#ff0000"/>
    </style:style>
    <style:style style:name="T13" style:family="text">
      <style:text-properties fo:color="#dc2300"/>
    </style:style>
    <style:style style:name="T14"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trac.assembla.com/XD_DSbot/search">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trac.assembla.com/XD_DSbot/browser/tags/2009/Arduino/">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trac.assembla.com/XD_DSbot/anydif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dométrie</text:p>
      <text:p text:style-name="P2"/>
      <text:p text:style-name="P2"/>
      <text:p text:style-name="P2"/>
      <text:list xml:id="list447990683" text:style-name="L1">
        <text:list-item>
          <text:p text:style-name="P7"><text:span text:style-name="T2">Données – glossaire</text:span><text:span text:style-name="T1"><text:line-break/><text:line-break/>Pour commencer on définit un certain nombre de valeurs :</text:span></text:p>
          <text:list>
            <text:list-item>
              <text:p text:style-name="P8"><draw:frame draw:style-name="fr2" draw:name="Objet6" text:anchor-type="as-char" svg:width="1.207cm" svg:height="0.529cm" draw:z-index="7"><draw:object xlink:href="./Object 6" xlink:type="simple" xlink:show="embed" xlink:actuate="onLoad"/><draw:image xlink:href="./ObjectReplacements/Object 6" xlink:type="simple" xlink:show="embed" xlink:actuate="onLoad"/></draw:frame> <text:s/>: Déplacement des roues Gauche et Droite</text:p>
            </text:list-item>
            <text:list-item>
              <text:p text:style-name="P8"><draw:frame draw:style-name="fr2" draw:name="Objet7" text:anchor-type="as-char" svg:width="1.221cm" svg:height="0.531cm" draw:z-index="8"><draw:object xlink:href="./Object 7" xlink:type="simple" xlink:show="embed" xlink:actuate="onLoad"/><draw:image xlink:href="./ObjectReplacements/Object 7" xlink:type="simple" xlink:show="embed" xlink:actuate="onLoad"/><svg:desc>formule</svg:desc></draw:frame> <text:s/>: Vitesse des roues Gauche et Droite</text:p>
            </text:list-item>
            <text:list-item>
              <text:p text:style-name="P8"><draw:frame draw:style-name="fr2" draw:name="Objet8" text:anchor-type="as-char" svg:width="1.411cm" svg:height="0.467cm" draw:z-index="11"><draw:object xlink:href="./Object 8" xlink:type="simple" xlink:show="embed" xlink:actuate="onLoad"/><draw:image xlink:href="./ObjectReplacements/Object 8" xlink:type="simple" xlink:show="embed" xlink:actuate="onLoad"/></draw:frame>: Coordonnées et orientation au centre des 2 roues</text:p>
            </text:list-item>
            <text:list-item>
              <text:p text:style-name="P8"><draw:frame draw:style-name="fr2" draw:name="Objet9" text:anchor-type="as-char" svg:width="0.422cm" svg:height="0.467cm" draw:z-index="12"><draw:object xlink:href="./Object 9" xlink:type="simple" xlink:show="embed" xlink:actuate="onLoad"/><draw:image xlink:href="./ObjectReplacements/Object 9" xlink:type="simple" xlink:show="embed" xlink:actuate="onLoad"/></draw:frame><text:tab/> <text:s text:c="3"/> : Déplacement du robot</text:p>
            </text:list-item>
            <text:list-item>
              <text:p text:style-name="P8"><draw:frame draw:style-name="fr2" draw:name="Objet10" text:anchor-type="as-char" svg:width="0.432cm" svg:height="0.467cm" draw:z-index="13"><draw:object xlink:href="./Object 10" xlink:type="simple" xlink:show="embed" xlink:actuate="onLoad"/><draw:image xlink:href="./ObjectReplacements/Object 10" xlink:type="simple" xlink:show="embed" xlink:actuate="onLoad"/><svg:desc>formule</svg:desc></draw:frame><text:tab/> <text:s text:c="3"/> : Vitesse du robot</text:p>
            </text:list-item>
            <text:list-item>
              <text:p text:style-name="P8"><draw:frame draw:style-name="fr1" draw:name="images1" text:anchor-type="paragraph" svg:x="-1cm" svg:y="1.12cm" svg:width="21.001cm" svg:height="16.143cm" draw:z-index="4"><draw:image xlink:href="Pictures/200000E0000148260000FC403BAD0BAB.svm" xlink:type="simple" xlink:show="embed" xlink:actuate="onLoad"/></draw:frame><draw:frame draw:style-name="fr2" draw:name="Objet11" text:anchor-type="as-char" svg:width="0.395cm" svg:height="0.467cm" draw:z-index="17"><draw:object xlink:href="./Object 11" xlink:type="simple" xlink:show="embed" xlink:actuate="onLoad"/><draw:image xlink:href="./ObjectReplacements/Object 11" xlink:type="simple" xlink:show="embed" xlink:actuate="onLoad"/><svg:desc>formule</svg:desc></draw:frame> <text:s text:c="2"/><text:tab/> <text:s text:c="3"/> : Écart entre les roues <text:line-break/><text:line-break/><text:line-break/><text:line-break/></text:p>
            </text:list-item>
          </text:list>
        </text:list-item>
        <text:list-item>
          <text:p text:style-name="P7"><text:soft-page-break/><text:span text:style-name="T2">Modèle simplifié</text:span><text:span text:style-name="T1"> <text:line-break/><text:line-break/>Pour commencer à étudier le mouvement du robot, nous allons utiliser un modèle simplifié où l'ont considère que la vitesse du robot est fixe, et que le robot parcoure un arc de cercle. C'est à dire qu'une de ses roue va plus vite que l'autre. </text:span></text:p>
          <text:p text:style-name="P7"><text:span text:style-name="T1"><text:line-break/>Lorsqu'on parle du robot, cela signifie en fait qu'on regarde le point au centre des 2 roues. La trajectoire du robot suit donc sur un cercle de rayon </text:span><text:span text:style-name="T1"><draw:frame draw:style-name="fr2" draw:name="Objet1" text:anchor-type="as-char" svg:width="0.497cm" svg:height="0.467cm" draw:z-index="0"><draw:object xlink:href="./Object 1" xlink:type="simple" xlink:show="embed" xlink:actuate="onLoad"/><draw:image xlink:href="./ObjectReplacements/Object 1" xlink:type="simple" xlink:show="embed" xlink:actuate="onLoad"/></draw:frame></text:span><text:span text:style-name="T1">, et si la vitesse angulaire est </text:span><text:span text:style-name="T1"><draw:frame draw:style-name="fr2" draw:name="Objet2" text:anchor-type="as-char" svg:width="0.903cm" svg:height="0.997cm" draw:z-index="1"><draw:object xlink:href="./Object 2" xlink:type="simple" xlink:show="embed" xlink:actuate="onLoad"/><draw:image xlink:href="./ObjectReplacements/Object 2" xlink:type="simple" xlink:show="embed" xlink:actuate="onLoad"/></draw:frame></text:span><text:span text:style-name="T1">, alors la vitesse du robot est </text:span><text:span text:style-name="T1"><draw:frame draw:style-name="fr2" draw:name="Objet3" text:anchor-type="as-char" svg:width="1.866cm" svg:height="0.997cm" draw:z-index="2"><draw:object xlink:href="./Object 3" xlink:type="simple" xlink:show="embed" xlink:actuate="onLoad"/><draw:image xlink:href="./ObjectReplacements/Object 3" xlink:type="simple" xlink:show="embed" xlink:actuate="onLoad"/></draw:frame></text:span><text:span text:style-name="T1"><text:line-break/><text:line-break/>À partir de cela, on peut déterminer la vitesse de chaque roues :<text:line-break/></text:span></text:p>
          <text:list>
            <text:list-item>
              <text:p text:style-name="P7"><text:span text:style-name="T1"><text:tab/></text:span><text:span text:style-name="T1"><draw:frame draw:style-name="fr2" draw:name="Objet4" text:anchor-type="as-char" svg:width="5.879cm" svg:height="0.997cm" draw:z-index="16"><draw:object xlink:href="./Object 4" xlink:type="simple" xlink:show="embed" xlink:actuate="onLoad"/><draw:image xlink:href="./ObjectReplacements/Object 4" xlink:type="simple" xlink:show="embed" xlink:actuate="onLoad"/></draw:frame></text:span><text:span text:style-name="T1"><text:line-break/></text:span></text:p>
            </text:list-item>
            <text:list-item>
              <text:p text:style-name="P7"><text:span text:style-name="T1"><text:tab/></text:span><text:span text:style-name="T1"><draw:frame draw:style-name="fr2" draw:name="Objet5" text:anchor-type="as-char" svg:width="5.89cm" svg:height="0.998cm" draw:z-index="3"><draw:object xlink:href="./Object 5" xlink:type="simple" xlink:show="embed" xlink:actuate="onLoad"/><draw:image xlink:href="./ObjectReplacements/Object 5" xlink:type="simple" xlink:show="embed" xlink:actuate="onLoad"/></draw:frame></text:span><text:span text:style-name="T1"><text:line-break/><text:line-break/><text:line-break/></text:span></text:p>
            </text:list-item>
          </text:list>
        </text:list-item>
        <text:list-item>
          <text:p text:style-name="P9">Modèle inverse<text:line-break/><text:line-break/><text:span text:style-name="T4">Nous allons à partir de maintenant considérer qu'entre 2 instant très proche, la trajectoire du robot est un arc de cercle. À partir de cette hypothèse, et en inversant le modèle nous pouvons retrouver le rayon de courbure </text:span><text:span text:style-name="T4"><draw:frame draw:style-name="fr2" draw:name="Objet12" text:anchor-type="as-char" svg:width="0.497cm" svg:height="0.467cm" draw:z-index="14"><draw:object xlink:href="./Object 12" xlink:type="simple" xlink:show="embed" xlink:actuate="onLoad"/><draw:image xlink:href="./ObjectReplacements/Object 12" xlink:type="simple" xlink:show="embed" xlink:actuate="onLoad"/><svg:desc>formule</svg:desc></draw:frame></text:span><text:span text:style-name="T4">et la vitesse </text:span><text:span text:style-name="T4"><draw:frame draw:style-name="fr2" draw:name="Objet13" text:anchor-type="as-char" svg:width="0.432cm" svg:height="0.467cm" draw:z-index="15"><draw:object xlink:href="./Object 13" xlink:type="simple" xlink:show="embed" xlink:actuate="onLoad"/><draw:image xlink:href="./ObjectReplacements/Object 13" xlink:type="simple" xlink:show="embed" xlink:actuate="onLoad"/><svg:desc>formule</svg:desc></draw:frame></text:span><text:span text:style-name="T4">du robot.<text:line-break/><text:line-break/>On trouve donc les relations suivantes :<text:line-break/></text:span></text:p>
          <text:list>
            <text:list-item>
              <text:p text:style-name="P9"><text:span text:style-name="T4"><draw:frame draw:style-name="fr2" draw:name="Objet14" text:anchor-type="as-char" svg:width="2.863cm" svg:height="1.062cm" draw:z-index="18"><draw:object xlink:href="./Object 14" xlink:type="simple" xlink:show="embed" xlink:actuate="onLoad"/><draw:image xlink:href="./ObjectReplacements/Object 14" xlink:type="simple" xlink:show="embed" xlink:actuate="onLoad"/><svg:desc>formule</svg:desc></draw:frame></text:span><text:span text:style-name="T4">, ce qui permet de déduire </text:span><text:span text:style-name="T4"><draw:frame draw:style-name="fr2" draw:name="Objet37" text:anchor-type="as-char" svg:width="2.843cm" svg:height="1.062cm" draw:z-index="25"><draw:object xlink:href="./Object 37" xlink:type="simple" xlink:show="embed" xlink:actuate="onLoad"/><draw:image xlink:href="./ObjectReplacements/Object 37" xlink:type="simple" xlink:show="embed" xlink:actuate="onLoad"/><svg:desc>formule</svg:desc></draw:frame></text:span><text:span text:style-name="T4"><text:line-break/></text:span></text:p>
            </text:list-item>
            <text:list-item>
              <text:p text:style-name="P9"><text:span text:style-name="T4"><draw:frame draw:style-name="fr2" draw:name="Objet15" text:anchor-type="as-char" svg:width="3.29cm" svg:height="1.125cm" draw:z-index="19"><draw:object xlink:href="./Object 15" xlink:type="simple" xlink:show="embed" xlink:actuate="onLoad"/><draw:image xlink:href="./ObjectReplacements/Object 15" xlink:type="simple" xlink:show="embed" xlink:actuate="onLoad"/><svg:desc>formule</svg:desc></draw:frame></text:span><text:span text:style-name="T4"><text:line-break/><text:line-break/></text:span></text:p>
              <text:p text:style-name="P13"/>
            </text:list-item>
          </text:list>
        </text:list-item>
        <text:list-item>
          <text:p text:style-name="P9"><draw:frame draw:style-name="fr1" draw:name="images2" text:anchor-type="paragraph" svg:x="-0.953cm" svg:y="3.413cm" svg:width="20.944cm" svg:height="14.497cm" draw:z-index="5"><draw:image xlink:href="Pictures/2000019F0000A6400000723E690F923A.svm" xlink:type="simple" xlink:show="embed" xlink:actuate="onLoad"/></draw:frame>Calcul de l'angle<text:line-break/><text:line-break/><text:span text:style-name="T4">Nous allons étudier la variation du cap sur une itération du calcul d'odométrie. L'ancien cap sera appelé <text:s/></text:span><text:span text:style-name="T4"><draw:frame draw:style-name="fr2" draw:name="Objet16" text:anchor-type="as-char" svg:width="0.617cm" svg:height="0.531cm" draw:z-index="26"><draw:object xlink:href="./Object 16" xlink:type="simple" xlink:show="embed" xlink:actuate="onLoad"/><draw:image xlink:href="./ObjectReplacements/Object 16" xlink:type="simple" xlink:show="embed" xlink:actuate="onLoad"/><svg:desc>formule</svg:desc></draw:frame></text:span><text:span text:style-name="T4"> et le nouveau </text:span><text:span text:style-name="T4"><draw:frame draw:style-name="fr2" draw:name="Objet17" text:anchor-type="as-char" svg:width="0.97cm" svg:height="0.531cm" draw:z-index="27"><draw:object xlink:href="./Object 17" xlink:type="simple" xlink:show="embed" xlink:actuate="onLoad"/><draw:image xlink:href="./ObjectReplacements/Object 17" xlink:type="simple" xlink:show="embed" xlink:actuate="onLoad"/></draw:frame></text:span><text:span text:style-name="T4"> , l'angle entre les deux : </text:span><text:span text:style-name="T4"><draw:frame draw:style-name="fr2" draw:name="Objet18" text:anchor-type="as-char" svg:width="0.905cm" svg:height="0.467cm" draw:z-index="35"><draw:object xlink:href="./Object 18" xlink:type="simple" xlink:show="embed" xlink:actuate="onLoad"/><draw:image xlink:href="./ObjectReplacements/Object 18" xlink:type="simple" xlink:show="embed" xlink:actuate="onLoad"/><svg:desc>formule</svg:desc></draw:frame></text:span><text:span text:style-name="T4">.<text:line-break/>Comme nous considérons que sur l'intervalle de temps [t,t+1], que le robot suit un arc de cercle, nous allons appeler le centre de ce cercle le point </text:span><text:span text:style-name="T4"><draw:frame draw:style-name="fr2" draw:name="Objet19" text:anchor-type="as-char" svg:width="0.513cm" svg:height="0.467cm" draw:z-index="36"><draw:object xlink:href="./Object 19" xlink:type="simple" xlink:show="embed" xlink:actuate="onLoad"/><draw:image xlink:href="./ObjectReplacements/Object 19" xlink:type="simple" xlink:show="embed" xlink:actuate="onLoad"/><svg:desc>formule</svg:desc></draw:frame></text:span><text:span text:style-name="T4">de coordonnées </text:span><text:span text:style-name="T4"><draw:frame draw:style-name="fr2" draw:name="Objet20" text:anchor-type="as-char" svg:width="1.461cm" svg:height="0.531cm" draw:z-index="37"><draw:object xlink:href="./Object 20" xlink:type="simple" xlink:show="embed" xlink:actuate="onLoad"/><draw:image xlink:href="./ObjectReplacements/Object 20" xlink:type="simple" xlink:show="embed" xlink:actuate="onLoad"/></draw:frame></text:span><text:span text:style-name="T4">.<text:line-break/>Puisque l'intervalle entre chaque itération est constant, et qu'on connait la distance parcourue par chaque roue, on peut calculer la vitesse de chaque roue : </text:span><text:span text:style-name="T4"><draw:frame draw:style-name="fr2" draw:name="Objet21" text:anchor-type="as-char" svg:width="1.221cm" svg:height="0.531cm" draw:z-index="38"><draw:object xlink:href="./Object 21" xlink:type="simple" xlink:show="embed" xlink:actuate="onLoad"/><draw:image xlink:href="./ObjectReplacements/Object 21" xlink:type="simple" xlink:show="embed" xlink:actuate="onLoad"/></draw:frame></text:span><text:span text:style-name="T4">.<text:line-break/>À partir ce cela et du modèle inverse, on peut calculer le rayon de courbure </text:span><text:span text:style-name="T4"><draw:frame draw:style-name="fr2" draw:name="Objet22" text:anchor-type="as-char" svg:width="0.497cm" svg:height="0.467cm" draw:z-index="39"><draw:object xlink:href="./Object 22" xlink:type="simple" xlink:show="embed" xlink:actuate="onLoad"/><draw:image xlink:href="./ObjectReplacements/Object 22" xlink:type="simple" xlink:show="embed" xlink:actuate="onLoad"/><svg:desc>formule</svg:desc></draw:frame></text:span><text:span text:style-name="T4">et la vitesse </text:span><text:span text:style-name="T4"><draw:frame draw:style-name="fr2" draw:name="Objet23" text:anchor-type="as-char" svg:width="0.432cm" svg:height="0.467cm" draw:z-index="40"><draw:object xlink:href="./Object 23" xlink:type="simple" xlink:show="embed" xlink:actuate="onLoad"/><draw:image xlink:href="./ObjectReplacements/Object 23" xlink:type="simple" xlink:show="embed" xlink:actuate="onLoad"/><svg:desc>formule</svg:desc></draw:frame></text:span><text:span text:style-name="T4">du robot.<text:line-break/><text:line-break/>Avec ces informations, on peut déterminer la variation de cap du robot </text:span><text:span text:style-name="T4"><draw:frame draw:style-name="fr2" draw:name="Objet24" text:anchor-type="as-char" svg:width="1.663cm" svg:height="0.998cm" draw:z-index="41"><draw:object xlink:href="./Object 24" xlink:type="simple" xlink:show="embed" xlink:actuate="onLoad"/><draw:image xlink:href="./ObjectReplacements/Object 24" xlink:type="simple" xlink:show="embed" xlink:actuate="onLoad"/><svg:desc>formule</svg:desc></draw:frame></text:span><text:span text:style-name="T4"><text:line-break/><text:line-break/><text:line-break/>NB : Il parait évident que les angles prit en exemple sur les graphiques sont volontairement trop élevés, en situation réelle, il faut faire en sorte que cette angle soit le plus petit possible. De manière à limiter l'erreur entre la trajectoire supposée et la trajectoire réelle du robot.<text:line-break/><text:line-break/></text:span><text:soft-page-break/></text:p>
        </text:list-item>
        <text:list-item>
          <text:p text:style-name="P7"><text:span text:style-name="T2">Calcul de la position en (x,y)<text:line-break/><text:line-break/></text:span><text:span text:style-name="T3">Le calcul de la position se fait en 2 partie, tout d'abord nous devons trouver la position du point </text:span><text:span text:style-name="T3"><draw:frame draw:style-name="fr2" draw:name="Objet25" text:anchor-type="as-char" svg:width="2.021cm" svg:height="0.531cm" draw:z-index="9"><draw:object xlink:href="./Object 25" xlink:type="simple" xlink:show="embed" xlink:actuate="onLoad"/><draw:image xlink:href="./ObjectReplacements/Object 25" xlink:type="simple" xlink:show="embed" xlink:actuate="onLoad"/><svg:desc>formule</svg:desc></draw:frame></text:span><text:span text:style-name="T3">, centre du cercle.<text:line-break/> <text:line-break/>Pour cela, nous utilisons le cap précèdent </text:span><text:span text:style-name="T3"><draw:frame draw:style-name="fr2" draw:name="Objet26" text:anchor-type="as-char" svg:width="0.617cm" svg:height="0.531cm" draw:z-index="10"><draw:object xlink:href="./Object 26" xlink:type="simple" xlink:show="embed" xlink:actuate="onLoad"/><draw:image xlink:href="./ObjectReplacements/Object 26" xlink:type="simple" xlink:show="embed" xlink:actuate="onLoad"/><svg:desc>formule</svg:desc></draw:frame></text:span><text:span text:style-name="T3"> pour calculer :</text:span></text:p>
          <text:list>
            <text:list-item>
              <text:p text:style-name="P7"><text:span text:style-name="T3"><draw:frame draw:style-name="fr2" draw:name="Objet27" text:anchor-type="as-char" svg:width="2.148cm" svg:height="0.531cm" draw:z-index="20"><draw:object xlink:href="./Object 27" xlink:type="simple" xlink:show="embed" xlink:actuate="onLoad"/><draw:image xlink:href="./ObjectReplacements/Object 27" xlink:type="simple" xlink:show="embed" xlink:actuate="onLoad"/></draw:frame></text:span><text:span text:style-name="T3">, ce qui nous donne la distance entre </text:span><text:span text:style-name="T5"><draw:frame draw:style-name="fr2" draw:name="Objet28" text:anchor-type="as-char" svg:width="0.526cm" svg:height="0.529cm" draw:z-index="21"><draw:object xlink:href="./Object 28" xlink:type="simple" xlink:show="embed" xlink:actuate="onLoad"/><draw:image xlink:href="./ObjectReplacements/Object 28" xlink:type="simple" xlink:show="embed" xlink:actuate="onLoad"/></draw:frame></text:span><text:span text:style-name="T6">et </text:span><text:span text:style-name="T6"><draw:frame draw:style-name="fr2" draw:name="Objet29" text:anchor-type="as-char" svg:width="0.577cm" svg:height="0.531cm" draw:z-index="28"><draw:object xlink:href="./Object 29" xlink:type="simple" xlink:show="embed" xlink:actuate="onLoad"/><draw:image xlink:href="./ObjectReplacements/Object 29" xlink:type="simple" xlink:show="embed" xlink:actuate="onLoad"/><svg:desc>formule</svg:desc></draw:frame></text:span></text:p>
            </text:list-item>
            <text:list-item>
              <text:p text:style-name="P7"><text:span text:style-name="T6"><draw:frame draw:style-name="fr2" draw:name="Objet30" text:anchor-type="as-char" svg:width="2.085cm" svg:height="0.531cm" draw:z-index="30"><draw:object xlink:href="./Object 30" xlink:type="simple" xlink:show="embed" xlink:actuate="onLoad"/><draw:image xlink:href="./ObjectReplacements/Object 30" xlink:type="simple" xlink:show="embed" xlink:actuate="onLoad"/><svg:desc>formule</svg:desc></draw:frame></text:span><text:span text:style-name="T6">, ce qui nous donne la distance entre </text:span><text:span text:style-name="T6"><draw:frame draw:style-name="fr2" draw:name="Objet31" text:anchor-type="as-char" svg:width="0.533cm" svg:height="0.531cm" draw:z-index="33"><draw:object xlink:href="./Object 31" xlink:type="simple" xlink:show="embed" xlink:actuate="onLoad"/><draw:image xlink:href="./ObjectReplacements/Object 31" xlink:type="simple" xlink:show="embed" xlink:actuate="onLoad"/><svg:desc>formule</svg:desc></draw:frame></text:span><text:span text:style-name="T6">et </text:span><text:span text:style-name="T6"><draw:frame draw:style-name="fr2" draw:name="Objet32" text:anchor-type="as-char" svg:width="0.582cm" svg:height="0.531cm" draw:z-index="34"><draw:object xlink:href="./Object 32" xlink:type="simple" xlink:show="embed" xlink:actuate="onLoad"/><draw:image xlink:href="./ObjectReplacements/Object 32" xlink:type="simple" xlink:show="embed" xlink:actuate="onLoad"/></draw:frame></text:span></text:p>
            </text:list-item>
          </text:list>
          <text:p text:style-name="P7"><draw:frame draw:style-name="fr1" draw:name="images3" text:anchor-type="paragraph" svg:x="-0.831cm" svg:y="6.669cm" svg:width="20.634cm" svg:height="15.907cm" draw:z-index="6"><draw:image xlink:href="Pictures/200002320000ABFE0000846C00F07F9D.svm" xlink:type="simple" xlink:show="embed" xlink:actuate="onLoad"/></draw:frame><text:span text:style-name="T6"><text:line-break/>Nous pouvons donc établir que la position du point </text:span><text:span text:style-name="T6"><draw:frame draw:style-name="fr2" draw:name="Objet33" text:anchor-type="as-char" svg:width="2.021cm" svg:height="0.531cm" draw:z-index="22"><draw:object xlink:href="./Object 33" xlink:type="simple" xlink:show="embed" xlink:actuate="onLoad"/><draw:image xlink:href="./ObjectReplacements/Object 33" xlink:type="simple" xlink:show="embed" xlink:actuate="onLoad"/><svg:desc>formule</svg:desc></draw:frame></text:span><text:span text:style-name="T6"> est :<text:line-break/><text:line-break/></text:span><text:span text:style-name="T6"><draw:frame draw:style-name="fr3" draw:name="Objet34" text:anchor-type="as-char" svg:y="-0.044cm" svg:width="3.766cm" svg:height="1.083cm" draw:z-index="23"><draw:object xlink:href="./Object 34" xlink:type="simple" xlink:show="embed" xlink:actuate="onLoad"/><draw:image xlink:href="./ObjectReplacements/Object 34" xlink:type="simple" xlink:show="embed" xlink:actuate="onLoad"/></draw:frame></text:span><text:span text:style-name="T6"><text:line-break/><text:line-break/><text:line-break/>Une fois la position du point O calculé, et en utilisant la même logique, on détermine que la nouvelle position du robot </text:span><text:span text:style-name="T6"><draw:frame draw:style-name="fr2" draw:name="Objet35" text:anchor-type="as-char" svg:width="2.06cm" svg:height="0.531cm" draw:z-index="24"><draw:object xlink:href="./Object 35" xlink:type="simple" xlink:show="embed" xlink:actuate="onLoad"/><draw:image xlink:href="./ObjectReplacements/Object 35" xlink:type="simple" xlink:show="embed" xlink:actuate="onLoad"/><svg:desc>formule</svg:desc></draw:frame></text:span><text:span text:style-name="T6">est :<text:line-break/><text:line-break/></text:span><text:span text:style-name="T6"><draw:frame draw:style-name="fr3" draw:name="Objet36" text:anchor-type="as-char" svg:y="-0.044cm" svg:width="4.74cm" svg:height="1.083cm" draw:z-index="29"><draw:object xlink:href="./Object 36" xlink:type="simple" xlink:show="embed" xlink:actuate="onLoad"/><draw:image xlink:href="./ObjectReplacements/Object 36" xlink:type="simple" xlink:show="embed" xlink:actuate="onLoad"/><svg:desc>formule</svg:desc></draw:frame></text:span><text:span text:style-name="T6"><text:line-break/></text:span><text:soft-page-break/></text:p>
        </text:list-item>
        <text:list-item>
          <text:p text:style-name="P7"><text:span text:style-name="T7">Un exemple pratique<text:line-break/><text:line-break/></text:span><text:span text:style-name="T8">Imaginons maintenant que nous faisons notre petite odométrie avec comme matériel des codeurs quelconques et surtout une Arduino ! <text:s/>Utiliser cette petite bestiole va nous imposer de limiter au maximum les calculs à effectuer.<text:line-break/><text:line-break/>Pour commencer, pourquoi s'embêter à calculer la vitesse de chaque roue ? Après tout, si on remet à zéro les compteurs à chaque rafraichissement de l'odométrie, la valeur que l'on récupère représente une vitesse en distance élémentaire de l'encodeur par période de rafraichissement. On peut très bien calculer la position actuelle dans une unité arbitraire du moment que l'on sait comment la convertir en unité du SI.<text:line-break/><text:line-break/>À partir de cette situation, <text:s/>le calcul du rayon de courbure devient </text:span><text:span text:style-name="T8"><draw:frame draw:style-name="fr2" draw:name="Objet38" text:anchor-type="as-char" svg:width="3.336cm" svg:height="1.125cm" draw:z-index="31"><draw:object xlink:href="./Object 38" xlink:type="simple" xlink:show="embed" xlink:actuate="onLoad"/><draw:image xlink:href="./ObjectReplacements/Object 38" xlink:type="simple" xlink:show="embed" xlink:actuate="onLoad"/><svg:desc>formule</svg:desc></draw:frame></text:span><text:span text:style-name="T8">, et par conséquent le calcul de la variation du cap se simplifie et devient : </text:span><text:span text:style-name="T8"><draw:frame draw:style-name="fr2" draw:name="Objet39" text:anchor-type="as-char" svg:width="2.545cm" svg:height="1.062cm" draw:z-index="32"><draw:object xlink:href="./Object 39" xlink:type="simple" xlink:show="embed" xlink:actuate="onLoad"/><draw:image xlink:href="./ObjectReplacements/Object 39" xlink:type="simple" xlink:show="embed" xlink:actuate="onLoad"/><svg:desc>formule</svg:desc></draw:frame></text:span><text:span text:style-name="T8"><text:line-break/><text:line-break/>Ensuite, pour éviter de faire des calculs en virgule flottante sur de petits nombres qui sont souvent générateur d'erreur de calcul, on va transformer nos distances élémentaires d'encodeur, en une unité choisis arbitrairement. Appelons la « Unitée Odométrique » <text:s/>ou UO, elle sera évidement très petite, et pour ne pas trop alourdir le calcul, le plus simple consiste à multiplier nos valeurs par une puissance de 2 ( exemple: 1024 ).<text:line-break/><text:line-break/>Assez souvent le robot ne bouge pas entre 2 période de rafraichissement de l'odométrie, <text:s/>donc la distance va être nulle, ainsi que le delta théta. Si nous ne gérons pas ce cas limite, nous devrions avoir au pire un plantage ( division par zero ) ou au « mieux » un rayon de courbure très grand ( NB : pour une ligne droite, le rayon de courbure est infinie ) ce qui engendrai des valeurs fantaisistes. <text:line-break/></text:span></text:p>
          <text:p text:style-name="P10"/>
          <text:p text:style-name="P14"><text:line-break/></text:p>
        </text:list-item>
        <text:list-item>
          <text:p text:style-name="P7"><text:span text:style-name="T9">Pseudo Code de l'exemple</text:span><text:span text:style-name="T6"><text:line-break/></text:span></text:p>
        </text:list-item>
      </text:list>
      <table:table table:name="Tableau1" table:style-name="Tableau1">
        <table:table-column table:style-name="Tableau1.A"/>
        <table:table-row>
          <table:table-cell table:style-name="Tableau1.A1" office:value-type="string">
            <text:p text:style-name="P16">#define UO_PAR_UNITE_CODEUR 1024</text:p>
            <text:p text:style-name="P4"><text:line-break/>// On récupère les données enregistrés par les codeurs</text:p>
            <text:p text:style-name="P5">Dg = codeurG.valeur() * <text:span text:style-name="T14">UO_PAR_UNITE_CODEUR</text:span> ;</text:p>
            <text:p text:style-name="P5">Dd = codeurD.valeur() * <text:span text:style-name="T14">UO_PAR_UNITE_CODEUR</text:span> ;</text:p>
            <text:p text:style-name="P5"/>
            <text:p text:style-name="P4">//On reset les codeurs</text:p>
            <text:p text:style-name="P5">codeurG.reset() ;</text:p>
            <text:p text:style-name="P5">codeurG.reset() ;</text:p>
            <text:p text:style-name="P5"/>
            <text:p text:style-name="P4">//On commencer par calculer la variation d'angle et la distance parcourue</text:p>
            <text:p text:style-name="P5">d = ( Dd+Dg ) / 2 ;</text:p>
            <text:p text:style-name="P5">diffCodeurs = <text:s/>Dd – Dg;</text:p>
            <text:p text:style-name="P5">deltaTheta = ( diffCodeurs ) / e;</text:p>
            <text:p text:style-name="P5"/>
            <text:p text:style-name="P5"/>
            <text:p text:style-name="P5">if ( abs(diffCodeurs) &lt; 1 )<text:span text:style-name="T12"> </text:span><text:span text:style-name="T13">// On considère la trajectoire comme rectiligne </text:span></text:p>
            <text:p text:style-name="P5">{</text:p>
            <text:p text:style-name="P3"><text:tab/>X = X + d*cos(theta);</text:p>
            <text:p text:style-name="P3"><text:tab/>Y = Y + d*sin(theta);</text:p>
            <text:p text:style-name="P5">}</text:p>
            <text:p text:style-name="P5">else</text:p>
            <text:p text:style-name="P5">{</text:p>
            <text:p text:style-name="P4"><text:tab/>//On Calcule le rayon de courbure et le point au centre du cercle</text:p>
            <text:p text:style-name="P5"><text:tab/>R = d / deltaTheta;</text:p>
            <text:p text:style-name="P5"><text:tab/>X0 = X - R*sin(theta);</text:p>
            <text:p text:style-name="P5"><text:tab/>Y0 = Y + R*cos(theta);</text:p>
            <text:p text:style-name="P4"/>
            <text:p text:style-name="P4"><text:tab/>//On met à jour la position actuelle</text:p>
            <text:p text:style-name="P5"><text:tab/>theta = theta + deltaTheta;</text:p>
            <text:p text:style-name="P5"><text:tab/>X = X0 + R*sin(theta);</text:p>
            <text:p text:style-name="P5"><text:tab/>Y = Y0 + R*cos(theta)</text:p>
            <text:p text:style-name="P5">}</text:p>
          </table:table-cell>
        </table:table-row>
      </table:table>
      <text:list xml:id="list2144055004" text:continue-numbering="true" text:style-name="L1">
        <text:list-header>
          <text:p text:style-name="P11"/>
          <text:p text:style-name="P15"><text:line-break/></text:p>
        </text:list-header>
        <text:list-item>
          <text:p text:style-name="P7"><text:span text:style-name="T10">Sitographie</text:span><text:line-break/><text:tab/><text:tab/></text:p>
          <text:list>
            <text:list-item>
              <text:p text:style-name="P6">Code source de l'asservissement de Xevel ( <text:a xlink:type="simple" xlink:href="http://www.xevel.fr/">www.xevel.fr</text:a> ) utilisé à l'arrache pendant la coupe 2009/2010 : <text:a xlink:type="simple" xlink:href="http://trac.assembla.com/XD_DSbot/browser/tags/2009/Arduino/CarteMoteur"><text:span text:style-name="T11">http://trac.assembla.com/XD_DSbot/browser/tags/2009/Arduino/CarteMoteur</text:span></text:a><text:line-break/></text:p>
            </text:list-item>
            <text:list-item>
              <text:p text:style-name="P6">Un article similaire à celui sur wikipedia : <text:a xlink:type="simple" xlink:href="http://www.robotique.wikibis.com/odometrie.php"><text:span text:style-name="T11">http://www.robotique.wikibis.com/odometrie.php</text:span></text:a><text:line-break/></text:p>
            </text:list-item>
            <text:list-item>
              <text:p text:style-name="P6">Un article du club elek : <text:a xlink:type="simple" xlink:href="http://clubelek.insa-lyon.fr/joomla/fr/base_de_connaissances/informatique/asservissement_et_pilotage_de_robot_auto_2.php"><text:span text:style-name="T11">http://clubelek.insa-lyon.fr/joomla/fr/base_de_connaissances/informatique/asservissement_et_pilotage_de_robot_auto_2.php</text:span></text:a><text:line-break/></text:p>
            </text:list-item>
            <text:list-item>
              <text:p text:style-name="P6">Un article en anglais expliquant la théorie développée ici et un modèle plus simple :<text:line-break/><text:a xlink:type="simple" xlink:href="http://rossum.sourceforge.net/papers/DiffSteer/"><text:span text:style-name="T11">http://rossum.sourceforge.net/papers/DiffSteer/</text:span></text:a><text:span text:style-name="T11"><text:line-break/></text:span></text:p>
            </text:list-item>
            <text:list-item>
              <text:p text:style-name="P12">Pour trouver d'autres articles essayez les mots clefs : « dead reckoning » avec « differential drive », « odométrie », <text:s/>ou même « asservissement »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arial" svg:font-family="arial, verdana, 'Bitstream Vera Sans', helvetica, sans-serif"/>
    <style:font-face style:name="verdana" svg:font-family="verdana, arial, 'Bitstream Vera Sans', helvetica, sans-serif"/>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variant="normal" fo:text-transform="none" style:font-name="verdana" fo:font-size="9.75pt" fo:font-style="normal" fo:font-weight="normal" style:font-name-asian="verdana" style:font-size-asian="9.75pt" style:font-style-asian="normal" style:font-weight-asian="normal" style:font-name-complex="verdana" style:font-size-complex="9.75pt" style:font-style-complex="normal" style:font-weight-complex="normal"/>
    </style:style>
    <style:style style:name="Heading_20_3" style:display-name="Heading 3" style:family="paragraph" style:parent-style-name="Heading" style:next-style-name="Text_20_body" style:default-outline-level="3" style:list-style-name="" style:class="text">
      <style:text-properties style:font-name="arial" fo:font-size="10.5pt" fo:font-weight="bold" style:font-name-asian="arial" style:font-size-asian="10.5pt" style:font-weight-asian="bold" style:font-name-complex="arial" style:font-size-complex="10.5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Jeff Guyonneau<text:tab/><text:tab/>ESIAL Robotik 2010-2011</text:p>
      </style:header>
      <style:footer>
        <text:p text:style-name="Footer"><text:tab/><text:tab/><text:page-number text:select-page="current">4</text:page-number>/<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eff </meta:initial-creator>
    <meta:creation-date>2010-06-16T15:45:52</meta:creation-date>
    <dc:date>2010-08-10T22:23:01</dc:date>
    <dc:creator>cheff </dc:creator>
    <meta:editing-duration>PT14H36M32S</meta:editing-duration>
    <meta:editing-cycles>56</meta:editing-cycles>
    <meta:generator>OpenOffice.org/3.2$Unix OpenOffice.org_project/320m12$Build-9483</meta:generator>
    <meta:document-statistic meta:table-count="1" meta:image-count="3" meta:object-count="39" meta:page-count="7" meta:paragraph-count="59" meta:word-count="1001" meta:character-count="5907"/>
  </office:meta>
</office:document-meta>
</file>

<file path=Object 1/content.xml><?xml version="1.0" encoding="utf-8"?>
<math xmlns="http://www.w3.org/1998/Math/MathML">
  <semantics>
    <mi>R</mi>
    <annotation encoding="StarMath 5.0">R</annotation>
  </semantics>
</math>
</file>

<file path=Object 10/content.xml><?xml version="1.0" encoding="utf-8"?>
<math xmlns="http://www.w3.org/1998/Math/MathML">
  <semantics>
    <mi>v</mi>
    <annotation encoding="StarMath 5.0">v</annotation>
  </semantics>
</math>
</file>

<file path=Object 11/content.xml><?xml version="1.0" encoding="utf-8"?>
<math xmlns="http://www.w3.org/1998/Math/MathML">
  <semantics>
    <mi>e</mi>
    <annotation encoding="StarMath 5.0">e</annotation>
  </semantics>
</math>
</file>

<file path=Object 12/content.xml><?xml version="1.0" encoding="utf-8"?>
<math xmlns="http://www.w3.org/1998/Math/MathML">
  <semantics>
    <mi>R</mi>
    <annotation encoding="StarMath 5.0">R</annotation>
  </semantics>
</math>
</file>

<file path=Object 13/content.xml><?xml version="1.0" encoding="utf-8"?>
<math xmlns="http://www.w3.org/1998/Math/MathML">
  <semantics>
    <mi>v</mi>
    <annotation encoding="StarMath 5.0">v</annotation>
  </semantics>
</math>
</file>

<file path=Object 14/content.xml><?xml version="1.0" encoding="utf-8"?>
<math xmlns="http://www.w3.org/1998/Math/MathML">
  <semantics>
    <mrow>
      <mi>v</mi>
      <mrow>
        <mi/>
        <mi mathvariant="normal">=</mi>
        <mi/>
      </mrow>
      <mfrac>
        <mrow>
          <msub>
            <mi>v</mi>
            <mi>g</mi>
          </msub>
          <mrow>
            <mi/>
            <mo stretchy="false">+</mo>
            <mi/>
          </mrow>
          <msub>
            <mi>v</mi>
            <mi>d</mi>
          </msub>
        </mrow>
        <mn>2</mn>
      </mfrac>
    </mrow>
    <annotation encoding="StarMath 5.0">v~ = ~{v_g ~ +  ~ v_d} over 2</annotation>
  </semantics>
</math>
</file>

<file path=Object 15/content.xml><?xml version="1.0" encoding="utf-8"?>
<math xmlns="http://www.w3.org/1998/Math/MathML">
  <semantics>
    <mrow>
      <mi>R</mi>
      <mrow>
        <mi/>
        <mi mathvariant="normal">=</mi>
        <mi/>
      </mrow>
      <mfrac>
        <mi>e</mi>
        <mn>2</mn>
      </mfrac>
      <mi/>
      <mfrac>
        <mrow>
          <msub>
            <mi>v</mi>
            <mi>d</mi>
          </msub>
          <mrow>
            <mi/>
            <mo stretchy="false">+</mo>
            <msub>
              <mi>v</mi>
              <mi>g</mi>
            </msub>
          </mrow>
        </mrow>
        <mrow>
          <msub>
            <mi>v</mi>
            <mi>d</mi>
          </msub>
          <mrow>
            <mi/>
            <mi mathvariant="normal">−</mi>
            <msub>
              <mi>v</mi>
              <mi>g</mi>
            </msub>
          </mrow>
        </mrow>
      </mfrac>
    </mrow>
    <annotation encoding="StarMath 5.0">R ~ = ~ e over 2 ~ {v_d ~ + v_g} over {v_d~ - v_g}</annotation>
  </semantics>
</math>
</file>

<file path=Object 16/content.xml><?xml version="1.0" encoding="utf-8"?>
<math xmlns="http://www.w3.org/1998/Math/MathML">
  <semantics>
    <msub>
      <mo stretchy="false">Θ</mo>
      <mi>t</mi>
    </msub>
    <annotation encoding="StarMath 5.0">%THETA_t</annotation>
  </semantics>
</math>
</file>

<file path=Object 17/content.xml><?xml version="1.0" encoding="utf-8"?>
<math xmlns="http://www.w3.org/1998/Math/MathML">
  <semantics>
    <msub>
      <mo stretchy="false">Θ</mo>
      <mrow>
        <mi>t</mi>
        <mo stretchy="false">+</mo>
        <mn>1</mn>
      </mrow>
    </msub>
    <annotation encoding="StarMath 5.0">%THETA_{t+1}</annotation>
  </semantics>
</math>
</file>

<file path=Object 18/content.xml><?xml version="1.0" encoding="utf-8"?>
<math xmlns="http://www.w3.org/1998/Math/MathML">
  <semantics>
    <mrow>
      <mo stretchy="false">Δ</mo>
      <mo stretchy="false">Θ</mo>
    </mrow>
    <annotation encoding="StarMath 5.0">%DELTA%THETA</annotation>
  </semantics>
</math>
</file>

<file path=Object 19/content.xml><?xml version="1.0" encoding="utf-8"?>
<math xmlns="http://www.w3.org/1998/Math/MathML">
  <semantics>
    <mi>O</mi>
    <annotation encoding="StarMath 5.0">O</annotation>
  </semantics>
</math>
</file>

<file path=Object 2/content.xml><?xml version="1.0" encoding="utf-8"?>
<math xmlns="http://www.w3.org/1998/Math/MathML">
  <semantics>
    <mfrac>
      <mrow>
        <mi>d</mi>
        <mo stretchy="false">Θ</mo>
      </mrow>
      <mi mathvariant="italic">dt</mi>
    </mfrac>
    <annotation encoding="StarMath 5.0">{d%THETA} over {dt} </annotation>
  </semantics>
</math>
</file>

<file path=Object 20/content.xml><?xml version="1.0" encoding="utf-8"?>
<math xmlns="http://www.w3.org/1998/Math/MathML">
  <semantics>
    <mrow>
      <mo stretchy="false">(</mo>
      <mrow>
        <msub>
          <mi>x</mi>
          <mi>o</mi>
        </msub>
        <mi>,</mi>
        <msub>
          <mi>y</mi>
          <mi>o</mi>
        </msub>
      </mrow>
      <mo stretchy="false">)</mo>
    </mrow>
    <annotation encoding="StarMath 5.0">(x_o, y_o)</annotation>
  </semantics>
</math>
</file>

<file path=Object 21/content.xml><?xml version="1.0" encoding="utf-8"?>
<math xmlns="http://www.w3.org/1998/Math/MathML">
  <semantics>
    <mrow>
      <msub>
        <mi>v</mi>
        <mi>g</mi>
      </msub>
      <mi/>
      <msub>
        <mi>v</mi>
        <mi>d</mi>
      </msub>
    </mrow>
    <annotation encoding="StarMath 5.0">v_g ~ v_d
</annotation>
  </semantics>
</math>
</file>

<file path=Object 22/content.xml><?xml version="1.0" encoding="utf-8"?>
<math xmlns="http://www.w3.org/1998/Math/MathML">
  <semantics>
    <mi>R</mi>
    <annotation encoding="StarMath 5.0">R</annotation>
  </semantics>
</math>
</file>

<file path=Object 23/content.xml><?xml version="1.0" encoding="utf-8"?>
<math xmlns="http://www.w3.org/1998/Math/MathML">
  <semantics>
    <mi>v</mi>
    <annotation encoding="StarMath 5.0">v</annotation>
  </semantics>
</math>
</file>

<file path=Object 24/content.xml><?xml version="1.0" encoding="utf-8"?>
<math xmlns="http://www.w3.org/1998/Math/MathML">
  <semantics>
    <mrow>
      <mo stretchy="false">Δ</mo>
      <mrow>
        <mo stretchy="false">Θ</mo>
        <mi mathvariant="normal">=</mi>
        <mfrac>
          <mi>d</mi>
          <mi>R</mi>
        </mfrac>
      </mrow>
    </mrow>
    <annotation encoding="StarMath 5.0">%DELTA%THETA = d over R</annotation>
  </semantics>
</math>
</file>

<file path=Object 25/content.xml><?xml version="1.0" encoding="utf-8"?>
<math xmlns="http://www.w3.org/1998/Math/MathML">
  <semantics>
    <mrow>
      <mi>O</mi>
      <mi/>
      <mrow>
        <mo stretchy="false">(</mo>
        <mrow>
          <msub>
            <mi>x</mi>
            <mi>o</mi>
          </msub>
          <mi>,</mi>
          <msub>
            <mi>y</mi>
            <mi>o</mi>
          </msub>
        </mrow>
        <mo stretchy="false">)</mo>
      </mrow>
    </mrow>
    <annotation encoding="StarMath 5.0">O ~ (x_o,y_o)</annotation>
  </semantics>
</math>
</file>

<file path=Object 26/content.xml><?xml version="1.0" encoding="utf-8"?>
<math xmlns="http://www.w3.org/1998/Math/MathML">
  <semantics>
    <msub>
      <mo stretchy="false">Θ</mo>
      <mi>t</mi>
    </msub>
    <annotation encoding="StarMath 5.0">%THETA_t</annotation>
  </semantics>
</math>
</file>

<file path=Object 27/content.xml><?xml version="1.0" encoding="utf-8"?>
<math xmlns="http://www.w3.org/1998/Math/MathML">
  <semantics>
    <mrow>
      <mrow>
        <mi>R</mi>
        <mi mathvariant="normal">∗</mi>
        <mi>cos</mi>
      </mrow>
      <mrow>
        <mo stretchy="false">(</mo>
        <msub>
          <mo stretchy="false">Θ</mo>
          <mi>t</mi>
        </msub>
        <mo stretchy="false">)</mo>
      </mrow>
    </mrow>
    <annotation encoding="StarMath 5.0">R * cos(%THETA_t)</annotation>
  </semantics>
</math>
</file>

<file path=Object 28/content.xml><?xml version="1.0" encoding="utf-8"?>
<math xmlns="http://www.w3.org/1998/Math/MathML">
  <semantics>
    <msub>
      <mi>x</mi>
      <mi>t</mi>
    </msub>
    <annotation encoding="StarMath 5.0">x_t</annotation>
  </semantics>
</math>
</file>

<file path=Object 29/content.xml><?xml version="1.0" encoding="utf-8"?>
<math xmlns="http://www.w3.org/1998/Math/MathML">
  <semantics>
    <msub>
      <mi>x</mi>
      <mi>o</mi>
    </msub>
    <annotation encoding="StarMath 5.0">x_o</annotation>
  </semantics>
</math>
</file>

<file path=Object 3/content.xml><?xml version="1.0" encoding="utf-8"?>
<math xmlns="http://www.w3.org/1998/Math/MathML">
  <semantics>
    <mrow>
      <mrow>
        <mi>v</mi>
        <mi mathvariant="normal">=</mi>
        <mi>R</mi>
      </mrow>
      <mfrac>
        <mrow>
          <mi>d</mi>
          <mo stretchy="false">Θ</mo>
        </mrow>
        <mi mathvariant="italic">dt</mi>
      </mfrac>
    </mrow>
    <annotation encoding="StarMath 5.0">v = R {d%THETA} over {dt} </annotation>
  </semantics>
</math>
</file>

<file path=Object 30/content.xml><?xml version="1.0" encoding="utf-8"?>
<math xmlns="http://www.w3.org/1998/Math/MathML">
  <semantics>
    <mrow>
      <mrow>
        <mi>R</mi>
        <mi mathvariant="normal">∗</mi>
        <mi>sin</mi>
      </mrow>
      <mrow>
        <mo stretchy="false">(</mo>
        <msub>
          <mo stretchy="false">Θ</mo>
          <mi>t</mi>
        </msub>
        <mo stretchy="false">)</mo>
      </mrow>
    </mrow>
    <annotation encoding="StarMath 5.0">R * sin(%THETA_t)</annotation>
  </semantics>
</math>
</file>

<file path=Object 31/content.xml><?xml version="1.0" encoding="utf-8"?>
<math xmlns="http://www.w3.org/1998/Math/MathML">
  <semantics>
    <msub>
      <mi>y</mi>
      <mi>t</mi>
    </msub>
    <annotation encoding="StarMath 5.0">y_t</annotation>
  </semantics>
</math>
</file>

<file path=Object 32/content.xml><?xml version="1.0" encoding="utf-8"?>
<math xmlns="http://www.w3.org/1998/Math/MathML">
  <semantics>
    <msub>
      <mi>y</mi>
      <mi>o</mi>
    </msub>
    <annotation encoding="StarMath 5.0">y_o</annotation>
  </semantics>
</math>
</file>

<file path=Object 33/content.xml><?xml version="1.0" encoding="utf-8"?>
<math xmlns="http://www.w3.org/1998/Math/MathML">
  <semantics>
    <mrow>
      <mi>O</mi>
      <mi/>
      <mrow>
        <mo stretchy="false">(</mo>
        <mrow>
          <msub>
            <mi>x</mi>
            <mi>o</mi>
          </msub>
          <mi>,</mi>
          <msub>
            <mi>y</mi>
            <mi>o</mi>
          </msub>
        </mrow>
        <mo stretchy="false">)</mo>
      </mrow>
    </mrow>
    <annotation encoding="StarMath 5.0">O ~ (x_o,y_o)</annotation>
  </semantics>
</math>
</file>

<file path=Object 34/content.xml><?xml version="1.0" encoding="utf-8"?>
<math xmlns="http://www.w3.org/1998/Math/MathML">
  <semantics>
    <mtable>
      <mtr>
        <mtd>
          <mrow>
            <msub>
              <mi>x</mi>
              <mi>o</mi>
            </msub>
            <mrow>
              <mi/>
              <mi mathvariant="normal">=</mi>
              <mi/>
            </mrow>
            <mrow>
              <msub>
                <mi>x</mi>
                <mi>t</mi>
              </msub>
              <mi mathvariant="normal">−</mi>
              <mi>R</mi>
            </mrow>
            <mi>sin</mi>
            <mrow>
              <mo stretchy="false">(</mo>
              <msub>
                <mo stretchy="false">Θ</mo>
                <mi>t</mi>
              </msub>
              <mo stretchy="false">)</mo>
            </mrow>
          </mrow>
        </mtd>
      </mtr>
      <mtr>
        <mtd>
          <mrow>
            <msub>
              <mi>y</mi>
              <mi>o</mi>
            </msub>
            <mrow>
              <mi/>
              <mi mathvariant="normal">=</mi>
              <mi/>
            </mrow>
            <mrow>
              <msub>
                <mi>y</mi>
                <mi>t</mi>
              </msub>
              <mo stretchy="false">+</mo>
              <mi>R</mi>
            </mrow>
            <mi>cos</mi>
            <mrow>
              <mo stretchy="false">(</mo>
              <msub>
                <mo stretchy="false">Θ</mo>
                <mi>t</mi>
              </msub>
              <mo stretchy="false">)</mo>
            </mrow>
          </mrow>
        </mtd>
      </mtr>
    </mtable>
    <annotation encoding="StarMath 5.0">x_o ~ = ~ x_t - R sin(%THETA_t) newline 
y_o ~ = ~ y_t + R cos(%THETA_t)</annotation>
  </semantics>
</math>
</file>

<file path=Object 35/content.xml><?xml version="1.0" encoding="utf-8"?>
<math xmlns="http://www.w3.org/1998/Math/MathML">
  <semantics>
    <mrow>
      <mo stretchy="false">(</mo>
      <mrow>
        <msub>
          <mi>x</mi>
          <mrow>
            <mi>t</mi>
            <mo stretchy="false">+</mo>
            <mn>1</mn>
          </mrow>
        </msub>
        <mi>,</mi>
        <msub>
          <mi>y</mi>
          <mrow>
            <mi>t</mi>
            <mo stretchy="false">+</mo>
            <mn>1</mn>
          </mrow>
        </msub>
      </mrow>
      <mo stretchy="false">)</mo>
    </mrow>
    <annotation encoding="StarMath 5.0">(x_{t+1},y_{t+1})</annotation>
  </semantics>
</math>
</file>

<file path=Object 36/content.xml><?xml version="1.0" encoding="utf-8"?>
<math xmlns="http://www.w3.org/1998/Math/MathML">
  <semantics>
    <mtable>
      <mtr>
        <mtd>
          <mrow>
            <msub>
              <mi>x</mi>
              <mrow>
                <mi>t</mi>
                <mo stretchy="false">+</mo>
                <mn>1</mn>
              </mrow>
            </msub>
            <mrow>
              <mi/>
              <mi mathvariant="normal">=</mi>
              <mi/>
            </mrow>
            <mrow>
              <msub>
                <mi>x</mi>
                <mi>O</mi>
              </msub>
              <mo stretchy="false">+</mo>
              <mrow>
                <mi>R</mi>
                <mi mathvariant="normal">∗</mi>
                <mi>sin</mi>
              </mrow>
            </mrow>
            <mrow>
              <mo stretchy="false">(</mo>
              <msub>
                <mo stretchy="false">Θ</mo>
                <mrow>
                  <mi>t</mi>
                  <mo stretchy="false">+</mo>
                  <mn>1</mn>
                </mrow>
              </msub>
              <mo stretchy="false">)</mo>
            </mrow>
          </mrow>
        </mtd>
      </mtr>
      <mtr>
        <mtd>
          <mrow>
            <msub>
              <mi>y</mi>
              <mrow>
                <mi>t</mi>
                <mo stretchy="false">+</mo>
                <mn>1</mn>
              </mrow>
            </msub>
            <mrow>
              <mi/>
              <mi mathvariant="normal">=</mi>
              <mi/>
            </mrow>
            <mrow>
              <msub>
                <mi>y</mi>
                <mi>O</mi>
              </msub>
              <mi mathvariant="normal">−</mi>
              <mrow>
                <mi>R</mi>
                <mi mathvariant="normal">∗</mi>
                <mi>cos</mi>
              </mrow>
            </mrow>
            <mrow>
              <mo stretchy="false">(</mo>
              <msub>
                <mo stretchy="false">Θ</mo>
                <mrow>
                  <mi>t</mi>
                  <mo stretchy="false">+</mo>
                  <mn>1</mn>
                </mrow>
              </msub>
              <mo stretchy="false">)</mo>
            </mrow>
          </mrow>
        </mtd>
      </mtr>
    </mtable>
    <annotation encoding="StarMath 5.0">x_{t+1} ~ = ~ x_O + R * sin(%THETA_{t+1}) newline 
y_{t+1} ~ = ~ y_O - R * cos(%THETA_{t+1})</annotation>
  </semantics>
</math>
</file>

<file path=Object 37/content.xml><?xml version="1.0" encoding="utf-8"?>
<math xmlns="http://www.w3.org/1998/Math/MathML">
  <semantics>
    <mrow>
      <mi>d</mi>
      <mrow>
        <mi/>
        <mi mathvariant="normal">=</mi>
        <mi/>
      </mrow>
      <mfrac>
        <mrow>
          <msub>
            <mi>d</mi>
            <mi>g</mi>
          </msub>
          <mrow>
            <mi/>
            <mo stretchy="false">+</mo>
            <mi/>
          </mrow>
          <msub>
            <mi>d</mi>
            <mi>d</mi>
          </msub>
        </mrow>
        <mn>2</mn>
      </mfrac>
    </mrow>
    <annotation encoding="StarMath 5.0">d~ = ~{d_g ~ +  ~ d_d} over 2</annotation>
  </semantics>
</math>
</file>

<file path=Object 38/content.xml><?xml version="1.0" encoding="utf-8"?>
<math xmlns="http://www.w3.org/1998/Math/MathML">
  <semantics>
    <mrow>
      <mi>R</mi>
      <mrow>
        <mi/>
        <mi mathvariant="normal">=</mi>
        <mi/>
      </mrow>
      <mfrac>
        <mi>e</mi>
        <mn>2</mn>
      </mfrac>
      <mi/>
      <mfrac>
        <mrow>
          <msub>
            <mi>d</mi>
            <mi>d</mi>
          </msub>
          <mrow>
            <mi/>
            <mo stretchy="false">+</mo>
            <msub>
              <mi>d</mi>
              <mi>g</mi>
            </msub>
          </mrow>
        </mrow>
        <mrow>
          <msub>
            <mi>d</mi>
            <mi>d</mi>
          </msub>
          <mrow>
            <mi/>
            <mi mathvariant="normal">−</mi>
            <msub>
              <mi>d</mi>
              <mi>g</mi>
            </msub>
          </mrow>
        </mrow>
      </mfrac>
    </mrow>
    <annotation encoding="StarMath 5.0">R ~ = ~ e over 2 ~ {d_d ~ + d_g} over {d_d~ - d_g}</annotation>
  </semantics>
</math>
</file>

<file path=Object 39/content.xml><?xml version="1.0" encoding="utf-8"?>
<math xmlns="http://www.w3.org/1998/Math/MathML">
  <semantics>
    <mrow>
      <mo stretchy="false">Δ</mo>
      <mrow>
        <mo stretchy="false">Θ</mo>
        <mi mathvariant="normal">=</mi>
        <mfrac>
          <mrow>
            <msub>
              <mi>d</mi>
              <mi>d</mi>
            </msub>
            <mi mathvariant="normal">−</mi>
            <msub>
              <mi>d</mi>
              <mi>g</mi>
            </msub>
          </mrow>
          <mi>e</mi>
        </mfrac>
      </mrow>
    </mrow>
    <annotation encoding="StarMath 5.0">%DELTA%THETA = {d_d - d_g}  over e</annotation>
  </semantics>
</math>
</file>

<file path=Object 4/content.xml><?xml version="1.0" encoding="utf-8"?>
<math xmlns="http://www.w3.org/1998/Math/MathML">
  <semantics>
    <mrow>
      <msub>
        <mi>v</mi>
        <mi>g</mi>
      </msub>
      <mrow>
        <mi/>
        <mi mathvariant="normal">=</mi>
        <mi/>
      </mrow>
      <mrow>
        <mo stretchy="false">(</mo>
        <mrow>
          <mi>R</mi>
          <mi mathvariant="normal">−</mi>
          <mfrac>
            <mi>e</mi>
            <mn>2</mn>
          </mfrac>
        </mrow>
        <mo stretchy="false">)</mo>
      </mrow>
      <mfrac>
        <mrow>
          <mi>d</mi>
          <mo stretchy="false">Θ</mo>
        </mrow>
        <mi mathvariant="italic">dt</mi>
      </mfrac>
      <mrow>
        <mi/>
        <mi mathvariant="normal">=</mi>
        <mi/>
      </mrow>
      <mrow>
        <mo stretchy="false">(</mo>
        <mrow>
          <mi>R</mi>
          <mi mathvariant="normal">−</mi>
          <mfrac>
            <mi>e</mi>
            <mn>2</mn>
          </mfrac>
        </mrow>
        <mo stretchy="false">)</mo>
      </mrow>
      <mfrac>
        <mi>v</mi>
        <mi>R</mi>
      </mfrac>
    </mrow>
    <annotation encoding="StarMath 5.0">v_g ~ = ~ (R -e over 2 ) {d%THETA} over {dt} ~ = ~ (R -e over 2 ) v over R</annotation>
  </semantics>
</math>
</file>

<file path=Object 5/content.xml><?xml version="1.0" encoding="utf-8"?>
<math xmlns="http://www.w3.org/1998/Math/MathML">
  <semantics>
    <mrow>
      <msub>
        <mi>v</mi>
        <mi>d</mi>
      </msub>
      <mrow>
        <mi/>
        <mi mathvariant="normal">=</mi>
        <mi/>
      </mrow>
      <mrow>
        <mo stretchy="false">(</mo>
        <mrow>
          <mi>R</mi>
          <mo stretchy="false">+</mo>
          <mfrac>
            <mi>e</mi>
            <mn>2</mn>
          </mfrac>
        </mrow>
        <mo stretchy="false">)</mo>
      </mrow>
      <mfrac>
        <mrow>
          <mi>d</mi>
          <mo stretchy="false">Θ</mo>
        </mrow>
        <mi mathvariant="italic">dt</mi>
      </mfrac>
      <mrow>
        <mi/>
        <mi mathvariant="normal">=</mi>
        <mi/>
      </mrow>
      <mrow>
        <mo stretchy="false">(</mo>
        <mrow>
          <mi>R</mi>
          <mo stretchy="false">+</mo>
          <mfrac>
            <mi>e</mi>
            <mn>2</mn>
          </mfrac>
        </mrow>
        <mo stretchy="false">)</mo>
      </mrow>
      <mfrac>
        <mi>v</mi>
        <mi>R</mi>
      </mfrac>
    </mrow>
    <annotation encoding="StarMath 5.0">v_d ~ = ~ (R +e over 2 ) {d%THETA} over {dt} ~ = ~ (R +e over 2 ) v over R</annotation>
  </semantics>
</math>
</file>

<file path=Object 6/content.xml><?xml version="1.0" encoding="utf-8"?>
<math xmlns="http://www.w3.org/1998/Math/MathML">
  <semantics>
    <mrow>
      <msub>
        <mi>d</mi>
        <mi>g</mi>
      </msub>
      <mi/>
      <msub>
        <mi>d</mi>
        <mi>d</mi>
      </msub>
    </mrow>
    <annotation encoding="StarMath 5.0">d_g ~ d_d
</annotation>
  </semantics>
</math>
</file>

<file path=Object 7/content.xml><?xml version="1.0" encoding="utf-8"?>
<math xmlns="http://www.w3.org/1998/Math/MathML">
  <semantics>
    <mrow>
      <msub>
        <mi>v</mi>
        <mi>g</mi>
      </msub>
      <mi/>
      <msub>
        <mi>v</mi>
        <mi>d</mi>
      </msub>
    </mrow>
    <annotation encoding="StarMath 5.0">v_g ~ v_d
</annotation>
  </semantics>
</math>
</file>

<file path=Object 8/content.xml><?xml version="1.0" encoding="utf-8"?>
<math xmlns="http://www.w3.org/1998/Math/MathML">
  <semantics>
    <mrow>
      <mi>x</mi>
      <mi>,</mi>
      <mi>y</mi>
      <mi>,</mi>
      <mo stretchy="false">Θ</mo>
    </mrow>
    <annotation encoding="StarMath 5.0">x , y , %THETA</annotation>
  </semantics>
</math>
</file>

<file path=Object 9/content.xml><?xml version="1.0" encoding="utf-8"?>
<math xmlns="http://www.w3.org/1998/Math/MathML">
  <semantics>
    <mi>d</mi>
    <annotation encoding="StarMath 5.0">d</annotation>
  </semantics>
</math>
</file>